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="0.049cm" fo:border="0.06pt solid #000000" style:shadow="none"/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2pt" fo:font-style="normal" fo:font-weight="normal" officeooo:rsid="00192b51" officeooo:paragraph-rsid="00192b51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style="normal" fo:font-weight="bold" officeooo:rsid="0013153b" officeooo:paragraph-rsid="0013153b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fo:background-color="#ffff00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paragraph-rsid="001d5c6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paragraph-rsid="001bda8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fo:font-style="normal" fo:font-weight="normal" officeooo:rsid="0017ea9b" officeooo:paragraph-rsid="001bda8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2pt" fo:font-style="normal" fo:font-weight="bold" officeooo:paragraph-rsid="00192b51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a921"/>
    </style:style>
    <style:style style:name="T3" style:family="text">
      <style:text-properties style:text-underline-style="none" officeooo:rsid="000bf5c9"/>
    </style:style>
    <style:style style:name="T4" style:family="text">
      <style:text-properties style:text-underline-style="none" officeooo:rsid="0016cae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0a921"/>
    </style:style>
    <style:style style:name="T8" style:family="text">
      <style:text-properties officeooo:rsid="0014a946"/>
    </style:style>
    <style:style style:name="T9" style:family="text">
      <style:text-properties officeooo:rsid="0017ea9b"/>
    </style:style>
    <style:style style:name="T10" style:family="text">
      <style:text-properties fo:font-weight="normal" officeooo:rsid="00192b51" style:font-weight-asian="normal" style:font-weight-complex="normal"/>
    </style:style>
    <style:style style:name="T11" style:family="text">
      <style:text-properties officeooo:rsid="001bda85"/>
    </style:style>
    <style:style style:name="T12" style:family="text">
      <style:text-properties style:text-underline-style="solid" style:text-underline-width="auto" style:text-underline-color="font-color" officeooo:rsid="0010a921"/>
    </style:style>
    <style:style style:name="T13" style:family="text">
      <style:text-properties officeooo:rsid="001d5c69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P2"/>
      <text:list xml:id="list4788928730619093385" text:style-name="L1">
        <text:list-header>
          <text:p text:style-name="P6"/>
        </text:list-header>
      </text:list>
      <text:p text:style-name="P2"/>
      <text:list xml:id="list91712678539182" text:continue-numbering="true" text:style-name="L1">
        <text:list-header>
          <text:p text:style-name="P11"><text:span text:style-name="T10"><text:s/></text:span><text:span text:style-name="T11">26 février 2018 <text:s/>- Travail 2 : </text:span>Compte rendu d'une « expérience <text:span text:style-name="T11">esthétique »</text:span></text:p>
          <text:p text:style-name="P10"/>
        </text:list-header>
      </text:list>
      <text:p text:style-name="P2"/>
      <text:p text:style-name="P2"/>
      <text:list xml:id="list91713451805374" text:continue-numbering="true" text:style-name="L1">
        <text:list-item>
          <text:list>
            <text:list-item>
              <text:p text:style-name="P6"><text:span text:style-name="T6">Format</text:span> : une demi-page A4, <text:span text:style-name="T7">texte</text:span> dactylographié en double interligne </text:p>
              <text:p text:style-name="P6"/>
              <text:p text:style-name="P6"/>
            </text:list-item>
            <text:list-item>
              <text:p text:style-name="P7"><text:span text:style-name="T6">Contenu</text:span> : <text:span text:style-name="T7">rendre compte d’une expérience que </text:span><text:span text:style-name="T12">vous</text:span><text:span text:style-name="T7"> considérez comme apparentée à une expérience esthétique ; dans le choix de l'expérience dont vous voudriez rendre compte, il n'y a d'autre limitation que de pouvoir assumer son caractère esthétique selon votre propre jugement, votre propre intuition et compréhension.</text:span></text:p>
              <text:p text:style-name="P7"/>
              <text:p text:style-name="P8"/>
            </text:list-item>
            <text:list-item>
              <text:p text:style-name="P6"><text:span text:style-name="T6">Exigences</text:span> : </text:p>
              <text:p text:style-name="P6"/>
              <text:list>
                <text:list-item>
                  <text:p text:style-name="P8">Il s'agit <text:span text:style-name="T9">tout d’abord </text:span>d'un effort de mémoire, « scanner » <text:span text:style-name="T11">l’ensemble de vos</text:span> expérience<text:span text:style-name="T11">s</text:span>, dégager ce que vous pensez s'apparenter à une expérience esthétique et choisir, s'il y a lieu, une expérience en particulier. C'est la partie la plus importante du travail, <text:span text:style-name="T11">celle qui conditionne et oriente les étapes suivantes.</text:span></text:p>
                  <text:p text:style-name="P8"/>
                </text:list-item>
                <text:list-item>
                  <text:p text:style-name="P8">Dans la rédaction, l'effort doit être porté sur la qualité descriptive des énoncés ; il <text:s/>convient de garder à l'esprit ce qui est de l'ordre du descriptif <text:span text:style-name="T13">(faits) </text:span>et ce qui est de l'ordre du prescriptif (valeurs); cela sans perdre le caractère <text:s/>personnel et subjectif de l'expérience (il s'agit bien d'assumer le « je »). </text:p>
                  <text:p text:style-name="P8"/>
                </text:list-item>
                <text:list-item>
                  <text:p text:style-name="P9">Contextualiser l'expérience en décrivant brièvement les circonstances dans lesquelles elle s'est déroulée.</text:p>
                </text:list-item>
              </text:list>
            </text:list-item>
          </text:list>
        </text:list-item>
      </text:list>
      <text:p text:style-name="P2"/>
      <text:p text:style-name="P2"/>
      <text:p text:style-name="P5"/>
      <text:p text:style-name="P2"/>
      <text:p text:style-name="P4">À rendre pour l<text:span text:style-name="T8">a prochaine séance (5 mar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padding="0.049cm" fo:border="0.06pt solid #000000" style:shadow="none"/>
      <style:text-properties fo:font-size="10pt" fo:font-weight="bold" style:font-size-asian="10pt" style:font-weight-asian="bold" style:font-size-complex="10pt" style:font-weight-complex="bold"/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10a921"/>
    </style:style>
    <style:style style:name="MT3" style:family="text">
      <style:text-properties style:text-underline-style="none" officeooo:rsid="000bf5c9"/>
    </style:style>
    <style:style style:name="MT4" style:family="text">
      <style:text-properties style:text-underline-style="none" officeooo:rsid="0016caee"/>
    </style:style>
    <style:style style:name="MT5" style:family="text">
      <style:text-properties style:text-underline-style="none"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RTS2 – 201</text:span><text:span text:style-name="MT2">7</text:span><text:span text:style-name="MT1">-2018 – </text:span><text:span text:style-name="MT3">C</text:span><text:span text:style-name="MT1">ours <text:s/>de philosophie de l'art contemporain – Trava</text:span><text:span text:style-name="MT4">il 1</text:span><text:span text:style-name="MT1"> – </text:span><text:a xlink:type="simple" xlink:href="mailto:kim.leroy@artsaucarre.be" text:style-name="Internet_20_link" text:visited-style-name="Visited_20_Internet_20_Link"><text:span text:style-name="MT5">kim.leroy@artsaucarre.be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4T08:50:18.94</meta:creation-date>
    <dc:date>2018-02-26T09:17:12.152000000</dc:date>
    <meta:editing-duration>PT22H49M44S</meta:editing-duration>
    <meta:editing-cycles>102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9" meta:word-count="216" meta:character-count="1375" meta:non-whitespace-character-count="1162"/>
  </office:meta>
</office:document-meta>
</file>